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2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8.1 Fönstren hamnar på olika platser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8.2 Fönstren får fokus när man klickar på dem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8" office:value-type="float" office:value="1.5">
            <text:p>1,5</text:p>
          </table:table-cell>
          <table:table-cell table:number-columns-repeated="1017"/>
        </table:table-row>
        <table:table-row table:style-name="ro3">
          <table:table-cell office:value-type="string">
            <text:p>9. Anpassade fönster öppnas för bildern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7"/>
        </table:table-row>
        <table:table-row table:style-name="ro3">
          <table:table-cell office:value-type="string">
            <text:p>10. Lägg till Memor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12.1 Högerklicka för att välja bild som bakgrund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3. Se över objektorienterad programarkitektur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1">
            <text:p>11</text:p>
          </table:table-cell>
          <table:table-cell table:style-name="ce6" table:formula="of:=[.D4]+[.D5]+[.D6]+[.D7]+[.D8]+[.D9]" office:value-type="float" office:value="8">
            <text:p>8</text:p>
          </table:table-cell>
          <table:table-cell table:style-name="ce6" table:formula="of:=[.E4]+[.E5]+[.E6]+[.E7]+[.E8]+[.E9]" office:value-type="float" office:value="3">
            <text:p>3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11">
            <text:p>11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2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.01.2014</text:date>, <text:time>02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8T02:05:47.05</dc:date>
    <meta:editing-duration>PT42H26M27S</meta:editing-duration>
    <meta:editing-cycles>36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